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2" style:family="graphic" style:parent-style-name="standard">
      <style:graphic-properties svg:stroke-color="#000080" draw:textarea-horizontal-align="center" draw:textarea-vertical-align="middle"/>
    </style:style>
    <style:style style:name="gr3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cm" fo:min-width="1.5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5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ff0000" draw:fill="none" draw:textarea-horizontal-align="justify" draw:textarea-vertical-align="middle" draw:auto-grow-height="false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80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80" fo:font-size="9pt"/>
    </style:style>
    <style:style style:name="P5" style:family="paragraph">
      <style:paragraph-properties fo:margin-left="0cm" fo:margin-right="0cm" fo:text-indent="0cm"/>
      <style:text-properties fo:font-size="9pt"/>
    </style:style>
    <style:style style:name="P6" style:family="paragraph">
      <style:paragraph-properties fo:margin-left="0cm" fo:margin-right="0cm" fo:text-indent="0cm"/>
      <style:text-properties fo:color="#ff0000" fo:font-size="9pt"/>
    </style:style>
    <style:style style:name="P7" style:family="paragraph">
      <style:text-properties fo:font-size="9pt"/>
    </style:style>
    <style:style style:name="P8" style:family="paragraph">
      <style:paragraph-properties fo:text-align="center"/>
      <style:text-properties fo:font-size="9pt"/>
    </style:style>
    <style:style style:name="T1" style:family="text">
      <style:text-properties fo:color="#000080" fo:font-size="9pt"/>
    </style:style>
    <style:style style:name="T2" style:family="text">
      <style:text-properties fo:font-size="9pt"/>
    </style:style>
    <style:style style:name="T3" style:family="text">
      <style:text-properties fo:color="#ff0000" fo:font-size="9pt"/>
    </style:style>
    <style:style style:name="T4" style:family="text">
      <style:text-properties fo:color="#ff0000" fo:font-family="'DejaVu Sans'" style:font-family-generic="swiss" style:font-pitch="variable" fo:font-size="9pt"/>
    </style:style>
    <style:style style:name="T5" style:family="text">
      <style:text-properties fo:color="#ff0000" fo:font-family="'DejaVu Sans'" style:font-style-name="Book" style:font-family-generic="swiss" style:font-pitch="variable" fo:font-size="9pt" style:font-family-asian="'DejaVu Sans'" style:font-style-name-asian="Book" style:font-family-generic-asian="swiss" style:font-pitch-asian="variable" style:font-family-complex="'DejaVu Sans'" style:font-style-name-complex="Book" style:font-family-generic-complex="swiss" style:font-pitch-complex="variable"/>
    </style:style>
    <style:style style:name="T6" style:family="text">
      <style:text-properties fo:color="#ff0000" fo:font-family="'Standard Symbols L'" style:font-pitch="variable" style:font-charset="x-symbol" fo:font-size="9pt"/>
    </style:style>
    <style:style style:name="T7" style:family="text">
      <style:text-properties fo:color="#ff0000" style:text-position="sub 58%"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line draw:style-name="gr1" draw:text-style-name="P1" draw:layer="layout" svg:x1="4.27cm" svg:y1="9.466cm" svg:x2="4.27cm" svg:y2="0.166cm">
            <text:p text:style-name="P3"/>
          </draw:line>
          <draw:line draw:style-name="gr2" draw:text-style-name="P2" draw:layer="layout" svg:x1="3.97cm" svg:y1="4.566cm" svg:x2="4.47cm" svg:y2="4.566cm">
            <text:p text:style-name="P3"/>
          </draw:line>
          <draw:line draw:style-name="gr2" draw:text-style-name="P2" draw:layer="layout" svg:x1="3.97cm" svg:y1="1.766cm" svg:x2="4.47cm" svg:y2="1.766cm">
            <text:p text:style-name="P3"/>
          </draw:line>
          <draw:frame draw:style-name="gr3" draw:text-style-name="P4" draw:layer="layout" svg:width="2.534cm" svg:height="0.747cm" svg:x="1.6cm" svg:y="4.022cm">
            <draw:text-box>
              <text:p text:style-name="P3"><text:span text:style-name="T1">coefoz_v2_3.nc:</text:span></text:p>
              <text:p text:style-name="P3"><text:span text:style-name="T1">plev</text:span></text:p>
            </draw:text-box>
          </draw:frame>
          <draw:frame draw:style-name="gr4" draw:text-style-name="P5" draw:layer="layout" svg:width="1.348cm" svg:height="0.374cm" svg:x="3.589cm" svg:y="9.526cm">
            <draw:text-box>
              <text:p text:style-name="P3"><text:span text:style-name="T2">pression</text:span></text:p>
            </draw:text-box>
          </draw:frame>
          <draw:line draw:style-name="gr5" draw:text-style-name="P1" draw:layer="layout" svg:x1="3.97cm" svg:y1="6.166cm" svg:x2="4.47cm" svg:y2="6.166cm">
            <text:p text:style-name="P3"/>
          </draw:line>
          <draw:frame draw:style-name="gr4" draw:text-style-name="P6" draw:layer="layout" svg:width="2.076cm" svg:height="0.374cm" svg:x="1.82cm" svg:y="5.936cm">
            <draw:text-box>
              <text:p text:style-name="P3"><text:span text:style-name="T3">press_in_edg</text:span></text:p>
            </draw:text-box>
          </draw:frame>
          <draw:line draw:style-name="gr5" draw:text-style-name="P1" draw:layer="layout" svg:x1="3.97cm" svg:y1="3.466cm" svg:x2="4.47cm" svg:y2="3.466cm">
            <text:p text:style-name="P3"/>
          </draw:line>
          <draw:line draw:style-name="gr5" draw:text-style-name="P1" draw:layer="layout" svg:x1="3.97cm" svg:y1="8.866cm" svg:x2="4.47cm" svg:y2="8.866cm">
            <text:p text:style-name="P3"/>
          </draw:line>
          <draw:frame draw:style-name="gr6" draw:text-style-name="P7" draw:layer="layout" svg:width="0.502cm" svg:height="1.237cm" draw:transform="rotate (1.5707963267946) translate (3.587cm 9.863cm)">
            <draw:text-box>
              <text:p text:style-name="P3"/>
            </draw:text-box>
          </draw:frame>
          <draw:frame draw:style-name="gr4" draw:text-style-name="P6" draw:layer="layout" svg:width="3.829cm" svg:height="0.747cm" svg:x="0.31cm" svg:y="8.386cm">
            <draw:text-box>
              <text:p text:style-name="P3"><text:span text:style-name="T4">press_in_edg(n_plev+1)</text:span></text:p>
              <text:p text:style-name="P3"><text:span text:style-name="T4">=+</text:span><text:span text:style-name="T5">∞</text:span></text:p>
            </draw:text-box>
          </draw:frame>
          <draw:line draw:style-name="gr5" draw:text-style-name="P1" draw:layer="layout" svg:x1="3.97cm" svg:y1="0.766cm" svg:x2="4.47cm" svg:y2="0.766cm">
            <text:p text:style-name="P3"/>
          </draw:line>
          <draw:frame draw:style-name="gr4" draw:text-style-name="P6" draw:layer="layout" svg:width="2.525cm" svg:height="0.789cm" svg:x="1.59cm" svg:y="0.306cm">
            <draw:text-box>
              <text:p text:style-name="P3"><text:span text:style-name="T4">press_in_edg(1)</text:span></text:p>
              <text:p text:style-name="P3"><text:span text:style-name="T4">=</text:span><text:span text:style-name="T6">0</text:span></text:p>
            </draw:text-box>
          </draw:frame>
          <draw:line draw:style-name="gr2" draw:text-style-name="P2" draw:layer="layout" svg:x1="3.97cm" svg:y1="7.166cm" svg:x2="4.47cm" svg:y2="7.166cm">
            <text:p text:style-name="P3"/>
          </draw:line>
          <draw:custom-shape draw:style-name="gr7" draw:text-style-name="P8" draw:layer="layout" svg:width="2.7cm" svg:height="0.5cm" draw:transform="rotate (1.5707963267946) translate (4.57cm 3.466cm)">
            <text:p text:style-name="P3"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7.27cm" svg:y1="9.466cm" svg:x2="7.27cm" svg:y2="0.166cm">
            <text:p text:style-name="P3"/>
          </draw:line>
          <draw:frame draw:style-name="gr4" draw:text-style-name="P6" draw:layer="layout" svg:width="2.368cm" svg:height="0.474cm" svg:x="7.71cm" svg:y="7.286cm">
            <draw:text-box>
              <text:p text:style-name="P3"><text:span text:style-name="T3">p3d(i, j, 1)=p</text:span><text:span text:style-name="T7">sol</text:span></text:p>
            </draw:text-box>
          </draw:frame>
          <draw:line draw:style-name="gr5" draw:text-style-name="P1" draw:layer="layout" svg:x1="7.07cm" svg:y1="0.666cm" svg:x2="7.57cm" svg:y2="0.666cm">
            <text:p text:style-name="P3"/>
          </draw:line>
          <draw:frame draw:style-name="gr4" draw:text-style-name="P6" draw:layer="layout" svg:width="2.868cm" svg:height="0.374cm" svg:x="7.71cm" svg:y="0.486cm">
            <draw:text-box>
              <text:p text:style-name="P3"><text:span text:style-name="T3">p3d(i, j, llm+1)=0</text:span></text:p>
            </draw:text-box>
          </draw:frame>
          <draw:line draw:style-name="gr5" draw:text-style-name="P1" draw:layer="layout" svg:x1="7.07cm" svg:y1="7.566cm" svg:x2="7.57cm" svg:y2="7.566cm">
            <text:p text:style-name="P3"/>
          </draw:line>
          <draw:line draw:style-name="gr5" draw:text-style-name="P1" draw:layer="layout" svg:x1="7.07cm" svg:y1="5.266cm" svg:x2="7.57cm" svg:y2="5.266cm">
            <text:p text:style-name="P3"/>
          </draw:line>
          <draw:frame draw:style-name="gr4" draw:text-style-name="P6" draw:layer="layout" svg:width="0.612cm" svg:height="0.374cm" svg:x="7.75cm" svg:y="5.066cm">
            <draw:text-box>
              <text:p text:style-name="P3"><text:span text:style-name="T3">p3d</text:span></text:p>
            </draw:text-box>
          </draw:frame>
          <draw:line draw:style-name="gr5" draw:text-style-name="P1" draw:layer="layout" svg:x1="7.07cm" svg:y1="2.966cm" svg:x2="7.57cm" svg:y2="2.966cm">
            <text:p text:style-name="P3"/>
          </draw:line>
          <draw:frame draw:style-name="gr3" draw:text-style-name="P4" draw:layer="layout" svg:width="3.727cm" svg:height="0.747cm" svg:x="0.3cm" svg:y="6.822cm">
            <draw:text-box>
              <text:p text:style-name="P3"><text:span text:style-name="T1">coefoz_v2_3.nc:</text:span></text:p>
              <text:p text:style-name="P3"><text:span text:style-name="T1">plev(n_plev)=99500 Pa</text:span></text:p>
            </draw:text-box>
          </draw:frame>
          <draw:frame draw:style-name="gr3" draw:text-style-name="P4" draw:layer="layout" svg:width="2.589cm" svg:height="0.747cm" svg:x="1.3cm" svg:y="1.322cm">
            <draw:text-box>
              <text:p text:style-name="P3"><text:span text:style-name="T1">coefoz_v2_3.nc:</text:span></text:p>
              <text:p text:style-name="P3"><text:span text:style-name="T1">plev(1)=2,59 Pa</text:span></text:p>
            </draw:text-box>
          </draw:frame>
          <draw:custom-shape draw:style-name="gr7" draw:text-style-name="P8" draw:layer="layout" svg:width="2.3cm" svg:height="0.5cm" draw:transform="rotate (1.5707963267946) translate (6.47cm 2.966cm)">
            <text:p text:style-name="P3"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1.348cm" svg:height="0.374cm" svg:x="6.589cm" svg:y="9.526cm">
            <draw:text-box>
              <text:p text:style-name="P3"><text:span text:style-name="T2">pression</text:span></text:p>
            </draw:text-box>
          </draw:frame>
          <draw:custom-shape draw:style-name="gr7" draw:text-style-name="P8" draw:layer="layout" svg:width="2.7cm" svg:height="0.5cm" draw:transform="rotate (1.5707963267946) translate (4.57cm 6.166cm)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.7cm" svg:height="0.5cm" draw:transform="rotate (1.5707963267946) translate (4.57cm 8.866cm)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.3cm" svg:height="0.5cm" draw:transform="rotate (1.5707963267946) translate (6.47cm 5.266cm)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.3cm" svg:height="0.5cm" draw:transform="rotate (1.5707963267946) translate (6.47cm 7.566cm)">
            <text:p text:style-name="P3"/>
            <draw:enhanced-geometry svg:viewBox="0 0 21600 21600" draw:type="rectangle" draw:enhanced-path="M 0 0 L 21600 0 21600 21600 0 21600 0 0 Z N"/>
          </draw:custom-shape>
          <draw:frame draw:style-name="gr4" draw:text-style-name="P7" draw:layer="layout" svg:width="2.529cm" svg:height="0.374cm" svg:x="1.037cm" svg:y="9.22cm">
            <draw:text-box>
              <text:p text:style-name="P3"><text:span text:style-name="T2">maillage source</text:span></text:p>
            </draw:text-box>
          </draw:frame>
          <draw:frame draw:style-name="gr4" draw:text-style-name="P7" draw:layer="layout" svg:width="2.216cm" svg:height="0.374cm" svg:x="7.737cm" svg:y="9.22cm">
            <draw:text-box>
              <text:p text:style-name="P3"><text:span text:style-name="T2">maillage cibl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0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0-29T13:12:03</meta:creation-date>
    <dc:date>2007-10-30T14:24:38</dc:date>
    <dc:language>fr-FR</dc:language>
    <meta:editing-cycles>24</meta:editing-cycles>
    <meta:editing-duration>PT1H35M12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